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4.99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1.285cm"/>
    </style:style>
    <style:style style:name="P1" style:family="paragraph">
      <loext:graphic-properties draw:fill="none" draw:fill-color="#ffffff"/>
      <style:text-properties style:font-name="Bitstream Vera Sans Mono"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ef413d"/>
    </style:style>
    <style:style style:name="P4" style:family="paragraph">
      <loext:graphic-properties draw:fill="none" draw:fill-color="#ffffff"/>
      <style:text-properties fo:color="#ef413d" style:font-name="Bitstream Vera Sans Mono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ce181e"/>
    </style:style>
    <style:style style:name="P6" style:family="paragraph">
      <loext:graphic-properties draw:fill="none" draw:fill-color="#ffffff"/>
      <style:text-properties fo:color="#ce181e" style:font-name="Bitstream Vera Sans Mono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Bitstream Vera Sans Mono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Bitstream Vera Sans Mon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93cm" svg:height="1.318cm" svg:x="2.27cm" svg:y="4.627cm">
          <draw:text-box>
            <text:p><text:span text:style-name="T1">D <text:s text:c="2"/>O <text:s text:c="2"/>G</text:span></text:p>
          </draw:text-box>
        </draw:frame>
        <draw:line draw:style-name="gr2" draw:text-style-name="P2" draw:layer="layout" svg:x1="2.778cm" svg:y1="6.278cm" svg:x2="2.778cm" svg:y2="7.929cm">
          <text:p/>
        </draw:line>
        <draw:line draw:style-name="gr2" draw:text-style-name="P2" draw:layer="layout" svg:x1="5.064cm" svg:y1="6.151cm" svg:x2="5.064cm" svg:y2="7.802cm">
          <text:p/>
        </draw:line>
        <draw:line draw:style-name="gr2" draw:text-style-name="P2" draw:layer="layout" svg:x1="7.223cm" svg:y1="6.151cm" svg:x2="7.223cm" svg:y2="7.802cm">
          <text:p/>
        </draw:line>
        <draw:frame draw:style-name="gr3" draw:text-style-name="P4" draw:layer="layout" svg:width="1.785cm" svg:height="1.072cm" svg:x="1.889cm" svg:y="8.437cm">
          <draw:text-box>
            <text:p text:style-name="P3"><text:span text:style-name="T2">068</text:span></text:p>
          </draw:text-box>
        </draw:frame>
        <draw:frame draw:style-name="gr3" draw:text-style-name="P6" draw:layer="layout" svg:width="1.785cm" svg:height="1.072cm" svg:x="4.168cm" svg:y="8.381cm">
          <draw:text-box>
            <text:p text:style-name="P5"><text:span text:style-name="T2">079</text:span></text:p>
          </draw:text-box>
        </draw:frame>
        <draw:frame draw:style-name="gr3" draw:text-style-name="P6" draw:layer="layout" svg:width="1.785cm" svg:height="1.072cm" svg:x="6.454cm" svg:y="8.381cm">
          <draw:text-box>
            <text:p text:style-name="P5"><text:span text:style-name="T2">071</text:span></text:p>
          </draw:text-box>
        </draw:frame>
        <draw:frame draw:style-name="gr1" draw:text-style-name="P1" draw:layer="layout" svg:width="5.493cm" svg:height="1.318cm" svg:x="13.446cm" svg:y="4.5cm">
          <draw:text-box>
            <text:p><text:span text:style-name="T1">G <text:s text:c="2"/>O <text:s text:c="2"/>D</text:span></text:p>
          </draw:text-box>
        </draw:frame>
        <draw:line draw:style-name="gr2" draw:text-style-name="P2" draw:layer="layout" svg:x1="13.954cm" svg:y1="6.151cm" svg:x2="13.954cm" svg:y2="7.802cm">
          <text:p/>
        </draw:line>
        <draw:line draw:style-name="gr2" draw:text-style-name="P2" draw:layer="layout" svg:x1="16.24cm" svg:y1="6.024cm" svg:x2="16.24cm" svg:y2="7.675cm">
          <text:p/>
        </draw:line>
        <draw:line draw:style-name="gr2" draw:text-style-name="P2" draw:layer="layout" svg:x1="18.399cm" svg:y1="6.024cm" svg:x2="18.399cm" svg:y2="7.675cm">
          <text:p/>
        </draw:line>
        <draw:frame draw:style-name="gr3" draw:text-style-name="P4" draw:layer="layout" svg:width="1.785cm" svg:height="1.072cm" svg:x="13.065cm" svg:y="8.31cm">
          <draw:text-box>
            <text:p text:style-name="P3"><text:span text:style-name="T2">071</text:span></text:p>
          </draw:text-box>
        </draw:frame>
        <draw:frame draw:style-name="gr3" draw:text-style-name="P6" draw:layer="layout" svg:width="1.785cm" svg:height="1.072cm" svg:x="15.344cm" svg:y="8.254cm">
          <draw:text-box>
            <text:p text:style-name="P5"><text:span text:style-name="T2">079</text:span></text:p>
          </draw:text-box>
        </draw:frame>
        <draw:frame draw:style-name="gr3" draw:text-style-name="P6" draw:layer="layout" svg:width="1.785cm" svg:height="1.072cm" svg:x="17.63cm" svg:y="8.254cm">
          <draw:text-box>
            <text:p text:style-name="P5"><text:span text:style-name="T2">06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22:59:48.420357988</meta:creation-date>
    <dc:date>2020-08-05T23:07:10.073809395</dc:date>
    <meta:editing-duration>PT7M22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